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monospace" fo:font-size="10pt" officeooo:rsid="0003f0f4" officeooo:paragraph-rsid="0003f0f4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monospace" fo:font-size="10pt" officeooo:rsid="0003f0f4" officeooo:paragraph-rsid="0003f0f4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monospace" fo:font-size="10pt" officeooo:rsid="000a8c09" officeooo:paragraph-rsid="000a8c09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monospace" fo:font-size="10pt" officeooo:rsid="00074ac8" officeooo:paragraph-rsid="00074ac8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monospace" fo:font-size="10pt" officeooo:rsid="00074ac8" officeooo:paragraph-rsid="0004c586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monospace" fo:font-size="10pt" officeooo:rsid="00074ac8" officeooo:paragraph-rsid="000ebf9c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monospace" fo:font-size="10pt" officeooo:rsid="0004c586" officeooo:paragraph-rsid="0004c586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monospace" fo:font-size="10pt" officeooo:rsid="0004c586" officeooo:paragraph-rsid="001063fa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monospace" fo:font-size="10pt" officeooo:rsid="0008ea91" officeooo:paragraph-rsid="0008ea91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monospace" fo:font-size="10pt" officeooo:rsid="000c83ca" officeooo:paragraph-rsid="000c83ca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style:font-name="monospace" fo:font-size="10pt" officeooo:rsid="000ebf9c" officeooo:paragraph-rsid="001063fa" style:font-size-asian="10pt" style:font-size-complex="10pt"/>
    </style:style>
    <style:style style:name="P12" style:family="paragraph" style:parent-style-name="Standard">
      <style:paragraph-properties fo:text-align="start" style:justify-single-word="false"/>
      <style:text-properties style:font-name="monospace" fo:font-size="10pt" officeooo:rsid="001063fa" officeooo:paragraph-rsid="001063fa" style:font-size-asian="10pt" style:font-size-complex="10pt"/>
    </style:style>
    <style:style style:name="P13" style:family="paragraph" style:parent-style-name="Standard">
      <style:paragraph-properties fo:text-align="start" style:justify-single-word="false"/>
      <style:text-properties style:font-name="monospace" fo:font-size="10pt" fo:font-weight="normal" officeooo:rsid="000dc946" officeooo:paragraph-rsid="000dc946" style:font-size-asian="8.75pt" style:font-weight-asian="normal" style:font-size-complex="10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monospace" fo:font-size="10pt" officeooo:rsid="000c83ca" officeooo:paragraph-rsid="000c83ca" fo:background-color="#fff200" style:font-size-asian="10pt" style:font-size-complex="10pt"/>
    </style:style>
    <style:style style:name="P15" style:family="paragraph" style:parent-style-name="Standard">
      <style:paragraph-properties fo:text-align="center" style:justify-single-word="false"/>
      <style:text-properties style:font-name="monospace" fo:font-size="15pt" fo:font-weight="bold" officeooo:rsid="0003f0f4" officeooo:paragraph-rsid="0003f0f4" style:font-size-asian="15pt" style:font-weight-asian="bold" style:font-size-complex="15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monospace" fo:font-size="12pt" fo:font-weight="bold" officeooo:rsid="00074ac8" officeooo:paragraph-rsid="00074ac8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monospace" fo:font-size="12pt" fo:font-weight="bold" officeooo:rsid="00074ac8" officeooo:paragraph-rsid="0008ea91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monospace" fo:font-size="12pt" fo:font-weight="bold" officeooo:rsid="000a8c09" officeooo:paragraph-rsid="000a8c09" style:font-size-asian="12pt" style:font-weight-asian="bold" style:font-size-complex="12pt" style:font-weight-complex="bold"/>
    </style:style>
    <style:style style:name="T1" style:family="text">
      <style:text-properties officeooo:rsid="000a17c9"/>
    </style:style>
    <style:style style:name="T2" style:family="text">
      <style:text-properties fo:color="#7f0055" fo:font-weight="bold" fo:background-color="#e8f2fe" loext:char-shading-value="0" style:font-weight-asian="bold"/>
    </style:style>
    <style:style style:name="T3" style:family="text">
      <style:text-properties fo:color="#000000" fo:background-color="#e8f2fe" loext:char-shading-value="0"/>
    </style:style>
    <style:style style:name="T4" style:family="text">
      <style:text-properties fo:color="#000000" officeooo:rsid="000bcfb7" fo:background-color="#e8f2fe" loext:char-shading-value="0"/>
    </style:style>
    <style:style style:name="T5" style:family="text">
      <style:text-properties fo:color="#000000"/>
    </style:style>
    <style:style style:name="T6" style:family="text">
      <style:text-properties fo:color="#000000" fo:background-color="#fff200" loext:char-shading-value="0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fo:font-weight="bold" officeooo:rsid="00074ac8" style:font-size-asian="12pt" style:font-weight-asian="bold" style:font-size-complex="12pt" style:font-weight-complex="bold"/>
    </style:style>
    <style:style style:name="T9" style:family="text">
      <style:text-properties officeooo:rsid="000c83ca"/>
    </style:style>
    <style:style style:name="T10" style:family="text">
      <style:text-properties fo:background-color="#fff200" loext:char-shading-value="0"/>
    </style:style>
    <style:style style:name="T11" style:family="text">
      <style:text-properties officeooo:rsid="000ebf9c"/>
    </style:style>
    <style:style style:name="T12" style:family="text">
      <style:text-properties officeooo:rsid="0005b130"/>
    </style:style>
    <style:style style:name="T13" style:family="text">
      <style:text-properties officeooo:rsid="0004c58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Compte rendu partie 4</text:p>
      <text:p text:style-name="P1"/>
      <text:p text:style-name="P1"/>
      <text:p text:style-name="P1"/>
      <text:p text:style-name="P3"><text:span text:style-name="T7">Développement :</text:span> </text:p>
      <text:p text:style-name="P3">Nils Bourgon → classe Autobus et ses tests</text:p>
      <text:p text:style-name="P3">Thomas Pallis→ classe passagerStandard et ses tests</text:p>
      <text:p text:style-name="P2"/>
      <text:p text:style-name="P18">Ité<text:span text:style-name="T9">ration</text:span> 1 :</text:p>
      <text:p text:style-name="P3">1.1</text:p>
      <text:p text:style-name="P3">Le langage impose la ligne « <text:span text:style-name="T2">package</text:span><text:span text:style-name="T3"> tec; » au début de tous les fichiers appartenant au pa</text:span><text:span text:style-name="T4">quet</text:span><text:span text:style-name="T3">age tec</text:span></text:p>
      <text:p text:style-name="P3"><text:span text:style-name="T3"/></text:p>
      <text:p text:style-name="P10"><text:span text:style-name="T3">On ne souhaite pas exposer au client . Cependant on souhaite avoir un comportement prédéfini </text:span></text:p>
      <text:p text:style-name="P3"><text:span text:style-name="T3"/></text:p>
      <text:p text:style-name="P3"><text:span text:style-name="T3"/></text:p>
      <text:p text:style-name="P10"><text:span text:style-name="T3">1</text:span><text:span text:style-name="T6">.2</text:span></text:p>
      <text:p text:style-name="P14"><text:span text:style-name="T5"/></text:p>
      <text:p text:style-name="P3"/>
      <text:p text:style-name="P3"/>
      <text:p text:style-name="P3"/>
      <text:p text:style-name="P10"><text:span text:style-name="T8">Ité</text:span><text:span text:style-name="T7">ration</text:span><text:span text:style-name="T8"> 2 :</text:span></text:p>
      <text:p text:style-name="P10"><text:span text:style-name="T8"/></text:p>
      <text:p text:style-name="P13">1.1</text:p>
      <text:p text:style-name="P13">PassagerSta<text:span text:style-name="T10">ndard : </text:span></text:p>
      <text:p text:style-name="P13"/>
      <text:p text:style-name="P13">Autobus :</text:p>
      <text:p text:style-name="P13">On essaiera de tester pour 4 cas d’instanciation :</text:p>
      <text:p text:style-name="P13"><text:tab/>-Création d’un bus avec des places assises et des places debout</text:p>
      <text:p text:style-name="P13"><text:tab/>-Création d’un bus sans aucune places libres</text:p>
      <text:p text:style-name="P13"><text:tab/><text:bookmark-start text:name="__DdeLink__40_2760967116"/>-Création d’un bus avec uniquement des places debout libres<text:bookmark-end text:name="__DdeLink__40_2760967116"/></text:p>
      <text:p text:style-name="P13"><text:tab/>-Création d’un bus avec uniquement des places assises libres</text:p>
      <text:p text:style-name="P13"/>
      <text:p text:style-name="P13">(Les deux derniers cas nous servent uniquement à tester que les résultats des méthodes aPlaceAssisse et aplaceDebout sont bien indépendants)</text:p>
      <text:p text:style-name="P10"/>
      <text:p text:style-name="P16">Ité<text:span text:style-name="T9">ration</text:span> 3 :</text:p>
      <text:p text:style-name="P4"/>
      <text:p text:style-name="P6">On décidera de créer un liste <text:span text:style-name="T11">(Arraylist)</text:span> de passager et non un tableau <text:span text:style-name="T11">(Array)</text:span> (traitement facilité). Aucun intérêt de créer un tableau.</text:p>
      <text:p text:style-name="P4"/>
      <text:p text:style-name="P11">3.1</text:p>
      <text:p text:style-name="P11"><text:span text:style-name="T13">Nous avons essayé d’utiliser les classes faussaires telles qu’elles étaient fournis mais on doit les modifier pour qu’elles implémentes les interfaces (FauxPassager implements Passager...). (Vu avec M.hamid)</text:span></text:p>
      <text:p text:style-name="P8"/>
      <text:p text:style-name="P12">FauxPassager</text:p>
      <text:p text:style-name="P8"/>
      <text:p text:style-name="P12">Ainsi la classe faux Passager doit implémenter l’interface Passager pour pouvoir être utilisé par Autobus. </text:p>
      <text:p text:style-name="P7"/>
      <text:p text:style-name="P12"/>
      <text:p text:style-name="P5"/>
      <text:p text:style-name="P4"/>
      <text:p text:style-name="P4"/>
      <text:p text:style-name="P4"><text:soft-page-break/></text:p>
      <text:p text:style-name="P4"/>
      <text:p text:style-name="P4"/>
      <text:p text:style-name="P17">Ité<text:span text:style-name="T9">ration</text:span> 4 :</text:p>
      <text:p text:style-name="P17"/>
      <text:p text:style-name="P9"/>
      <text:p text:style-name="P9">On doit modifier l’interface fournie Passager afin de pouvoir throw une exception depuis la méthode nouvelArret() de Passager. </text:p>
      <text:p text:style-name="P9"/>
      <text:p text:style-name="P9">Nécessaire pour pouvoir lancer UsagerInvalideException depuis la méthode allerArretSuivant() comme demandé sur le sujet. </text:p>
      <text:p text:style-name="P9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15:32:19.678913848</meta:creation-date>
    <dc:date>2018-11-21T10:29:18.373114402</dc:date>
    <meta:editing-duration>PT57M29S</meta:editing-duration>
    <meta:editing-cycles>15</meta:editing-cycles>
    <meta:generator>LibreOffice/6.0.6.2$Linux_X86_64 LibreOffice_project/00m0$Build-2</meta:generator>
    <meta:document-statistic meta:table-count="0" meta:image-count="0" meta:object-count="0" meta:page-count="2" meta:paragraph-count="28" meta:word-count="237" meta:character-count="1548" meta:non-whitespace-character-count="1329"/>
  </office:meta>
</office:document-meta>
</file>